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b699" officeooo:paragraph-rsid="0009b699"/>
    </style:style>
    <style:style style:name="P2" style:family="paragraph" style:parent-style-name="Standard">
      <style:text-properties officeooo:rsid="0009b699" officeooo:paragraph-rsid="003ed73f"/>
    </style:style>
    <style:style style:name="P3" style:family="paragraph" style:parent-style-name="Standard">
      <style:text-properties officeooo:rsid="000ab7d4" officeooo:paragraph-rsid="000ab7d4"/>
    </style:style>
    <style:style style:name="P4" style:family="paragraph" style:parent-style-name="Standard">
      <style:text-properties officeooo:rsid="000c9a3a" officeooo:paragraph-rsid="000c9a3a"/>
    </style:style>
    <style:style style:name="P5" style:family="paragraph" style:parent-style-name="Standard">
      <style:text-properties officeooo:rsid="000c9a3a" officeooo:paragraph-rsid="000d8af4"/>
    </style:style>
    <style:style style:name="P6" style:family="paragraph" style:parent-style-name="Standard">
      <style:text-properties officeooo:rsid="000c9a3a" officeooo:paragraph-rsid="0081f436"/>
    </style:style>
    <style:style style:name="P7" style:family="paragraph" style:parent-style-name="Standard">
      <style:text-properties officeooo:rsid="000d8af4" officeooo:paragraph-rsid="000d8af4"/>
    </style:style>
    <style:style style:name="P8" style:family="paragraph" style:parent-style-name="Standard">
      <style:text-properties officeooo:rsid="000d8af4" officeooo:paragraph-rsid="000e1de0"/>
    </style:style>
    <style:style style:name="P9" style:family="paragraph" style:parent-style-name="Standard">
      <style:text-properties officeooo:rsid="000e1de0" officeooo:paragraph-rsid="000e1de0"/>
    </style:style>
    <style:style style:name="P10" style:family="paragraph" style:parent-style-name="Standard">
      <style:text-properties officeooo:rsid="000e1de0" officeooo:paragraph-rsid="000e8497"/>
    </style:style>
    <style:style style:name="P11" style:family="paragraph" style:parent-style-name="Standard">
      <style:text-properties officeooo:rsid="000e5043" officeooo:paragraph-rsid="000e5043"/>
    </style:style>
    <style:style style:name="P12" style:family="paragraph" style:parent-style-name="Standard">
      <style:text-properties officeooo:rsid="000e8497" officeooo:paragraph-rsid="000e8497"/>
    </style:style>
    <style:style style:name="P13" style:family="paragraph" style:parent-style-name="Standard">
      <style:text-properties officeooo:rsid="00107bf3" officeooo:paragraph-rsid="00107bf3"/>
    </style:style>
    <style:style style:name="P14" style:family="paragraph" style:parent-style-name="Standard">
      <style:text-properties officeooo:rsid="0010e8cd" officeooo:paragraph-rsid="0010e8cd"/>
    </style:style>
    <style:style style:name="P15" style:family="paragraph" style:parent-style-name="Standard">
      <style:text-properties officeooo:rsid="0010e8cd" officeooo:paragraph-rsid="001277fe"/>
    </style:style>
    <style:style style:name="P16" style:family="paragraph" style:parent-style-name="Standard">
      <style:text-properties officeooo:rsid="001277fe" officeooo:paragraph-rsid="001277fe"/>
    </style:style>
    <style:style style:name="P17" style:family="paragraph" style:parent-style-name="Standard">
      <style:text-properties officeooo:rsid="001376e3" officeooo:paragraph-rsid="001376e3"/>
    </style:style>
    <style:style style:name="P18" style:family="paragraph" style:parent-style-name="Standard">
      <style:text-properties officeooo:rsid="0013e106" officeooo:paragraph-rsid="0013e106"/>
    </style:style>
    <style:style style:name="P19" style:family="paragraph" style:parent-style-name="Standard">
      <style:text-properties officeooo:rsid="00143b0d" officeooo:paragraph-rsid="00143b0d"/>
    </style:style>
    <style:style style:name="P20" style:family="paragraph" style:parent-style-name="Standard">
      <style:text-properties officeooo:rsid="001507e3" officeooo:paragraph-rsid="001507e3"/>
    </style:style>
    <style:style style:name="P21" style:family="paragraph" style:parent-style-name="Standard">
      <style:text-properties officeooo:rsid="0016f65c" officeooo:paragraph-rsid="0016f65c"/>
    </style:style>
    <style:style style:name="P22" style:family="paragraph" style:parent-style-name="Standard">
      <style:text-properties officeooo:rsid="0016f65c" officeooo:paragraph-rsid="001ca071"/>
    </style:style>
    <style:style style:name="P23" style:family="paragraph" style:parent-style-name="Standard">
      <style:text-properties officeooo:rsid="00171050" officeooo:paragraph-rsid="00171050"/>
    </style:style>
    <style:style style:name="P24" style:family="paragraph" style:parent-style-name="Standard">
      <style:text-properties officeooo:rsid="00185649" officeooo:paragraph-rsid="00185649"/>
    </style:style>
    <style:style style:name="P25" style:family="paragraph" style:parent-style-name="Standard">
      <style:text-properties officeooo:rsid="001af1f3" officeooo:paragraph-rsid="001af1f3"/>
    </style:style>
    <style:style style:name="P26" style:family="paragraph" style:parent-style-name="Standard">
      <style:text-properties officeooo:rsid="001b2787" officeooo:paragraph-rsid="001b2787"/>
    </style:style>
    <style:style style:name="P27" style:family="paragraph" style:parent-style-name="Standard">
      <style:text-properties officeooo:rsid="001ca071" officeooo:paragraph-rsid="001ca071"/>
    </style:style>
    <style:style style:name="P28" style:family="paragraph" style:parent-style-name="Standard">
      <style:text-properties officeooo:rsid="001ca071" officeooo:paragraph-rsid="001da9e6"/>
    </style:style>
    <style:style style:name="P29" style:family="paragraph" style:parent-style-name="Standard">
      <style:text-properties officeooo:rsid="001e787e" officeooo:paragraph-rsid="001e787e"/>
    </style:style>
    <style:style style:name="P30" style:family="paragraph" style:parent-style-name="Standard">
      <style:text-properties officeooo:rsid="001fac49" officeooo:paragraph-rsid="001fac49"/>
    </style:style>
    <style:style style:name="P31" style:family="paragraph" style:parent-style-name="Standard">
      <style:text-properties officeooo:rsid="001fac49" officeooo:paragraph-rsid="0081f436"/>
    </style:style>
    <style:style style:name="P32" style:family="paragraph" style:parent-style-name="Standard">
      <style:text-properties officeooo:rsid="001c9342" officeooo:paragraph-rsid="001c9342"/>
    </style:style>
    <style:style style:name="P33" style:family="paragraph" style:parent-style-name="Standard">
      <style:text-properties officeooo:rsid="002189da" officeooo:paragraph-rsid="002189da"/>
    </style:style>
    <style:style style:name="P34" style:family="paragraph" style:parent-style-name="Standard">
      <style:text-properties officeooo:rsid="00222b52" officeooo:paragraph-rsid="00222b52"/>
    </style:style>
    <style:style style:name="P35" style:family="paragraph" style:parent-style-name="Standard">
      <style:text-properties officeooo:rsid="0022eb5b" officeooo:paragraph-rsid="0022eb5b"/>
    </style:style>
    <style:style style:name="P36" style:family="paragraph" style:parent-style-name="Standard">
      <style:text-properties officeooo:rsid="0023e246" officeooo:paragraph-rsid="0023e246"/>
    </style:style>
    <style:style style:name="P37" style:family="paragraph" style:parent-style-name="Standard">
      <style:text-properties officeooo:rsid="0024af0d" officeooo:paragraph-rsid="0024af0d"/>
    </style:style>
    <style:style style:name="P38" style:family="paragraph" style:parent-style-name="Standard">
      <style:text-properties officeooo:rsid="0024af0d" officeooo:paragraph-rsid="00275dae"/>
    </style:style>
    <style:style style:name="P39" style:family="paragraph" style:parent-style-name="Standard">
      <style:text-properties officeooo:rsid="00251ec2" officeooo:paragraph-rsid="00251ec2"/>
    </style:style>
    <style:style style:name="P40" style:family="paragraph" style:parent-style-name="Standard">
      <style:text-properties officeooo:rsid="00275dae" officeooo:paragraph-rsid="00275dae"/>
    </style:style>
    <style:style style:name="P41" style:family="paragraph" style:parent-style-name="Standard">
      <style:text-properties officeooo:rsid="002888b5" officeooo:paragraph-rsid="002888b5"/>
    </style:style>
    <style:style style:name="P42" style:family="paragraph" style:parent-style-name="Standard">
      <style:text-properties officeooo:rsid="002946a3" officeooo:paragraph-rsid="002946a3"/>
    </style:style>
    <style:style style:name="P43" style:family="paragraph" style:parent-style-name="Standard">
      <style:text-properties officeooo:rsid="002961a1" officeooo:paragraph-rsid="002961a1"/>
    </style:style>
    <style:style style:name="P44" style:family="paragraph" style:parent-style-name="Standard">
      <style:text-properties officeooo:rsid="002c531d" officeooo:paragraph-rsid="002c531d"/>
    </style:style>
    <style:style style:name="P45" style:family="paragraph" style:parent-style-name="Standard">
      <style:text-properties officeooo:rsid="002e40ac" officeooo:paragraph-rsid="002e40ac"/>
    </style:style>
    <style:style style:name="P46" style:family="paragraph" style:parent-style-name="Standard">
      <style:text-properties officeooo:rsid="002e9352" officeooo:paragraph-rsid="002e9352"/>
    </style:style>
    <style:style style:name="P47" style:family="paragraph" style:parent-style-name="Standard">
      <style:text-properties officeooo:rsid="002a2949" officeooo:paragraph-rsid="002f8817"/>
    </style:style>
    <style:style style:name="P48" style:family="paragraph" style:parent-style-name="Standard">
      <style:text-properties officeooo:rsid="002eb5d9" officeooo:paragraph-rsid="002eb5d9"/>
    </style:style>
    <style:style style:name="P49" style:family="paragraph" style:parent-style-name="Standard">
      <style:text-properties officeooo:rsid="002f8817" officeooo:paragraph-rsid="002f8817"/>
    </style:style>
    <style:style style:name="P50" style:family="paragraph" style:parent-style-name="Standard">
      <style:text-properties officeooo:rsid="003092a6" officeooo:paragraph-rsid="003092a6"/>
    </style:style>
    <style:style style:name="P51" style:family="paragraph" style:parent-style-name="Standard">
      <style:text-properties officeooo:rsid="00323afc" officeooo:paragraph-rsid="00323afc"/>
    </style:style>
    <style:style style:name="P52" style:family="paragraph" style:parent-style-name="Standard">
      <style:text-properties officeooo:rsid="0033db20" officeooo:paragraph-rsid="0033db20"/>
    </style:style>
    <style:style style:name="P53" style:family="paragraph" style:parent-style-name="Standard">
      <style:text-properties officeooo:rsid="0033db20" officeooo:paragraph-rsid="003ed73f"/>
    </style:style>
    <style:style style:name="P54" style:family="paragraph" style:parent-style-name="Standard">
      <style:text-properties officeooo:rsid="00348249" officeooo:paragraph-rsid="00348249"/>
    </style:style>
    <style:style style:name="P55" style:family="paragraph" style:parent-style-name="Standard">
      <style:text-properties officeooo:rsid="0034ae2e" officeooo:paragraph-rsid="0034ae2e"/>
    </style:style>
    <style:style style:name="P56" style:family="paragraph" style:parent-style-name="Standard">
      <style:text-properties officeooo:rsid="00360835" officeooo:paragraph-rsid="00360835"/>
    </style:style>
    <style:style style:name="P57" style:family="paragraph" style:parent-style-name="Standard">
      <style:text-properties officeooo:rsid="00360835" officeooo:paragraph-rsid="0042665b"/>
    </style:style>
    <style:style style:name="P58" style:family="paragraph" style:parent-style-name="Standard">
      <style:text-properties officeooo:rsid="003611ea" officeooo:paragraph-rsid="003611ea"/>
    </style:style>
    <style:style style:name="P59" style:family="paragraph" style:parent-style-name="Standard">
      <style:text-properties officeooo:rsid="003611ea" officeooo:paragraph-rsid="0036b2f0"/>
    </style:style>
    <style:style style:name="P60" style:family="paragraph" style:parent-style-name="Standard">
      <style:text-properties officeooo:rsid="00378069" officeooo:paragraph-rsid="00378069"/>
    </style:style>
    <style:style style:name="P61" style:family="paragraph" style:parent-style-name="Standard">
      <style:text-properties officeooo:rsid="0037d028" officeooo:paragraph-rsid="0037d028"/>
    </style:style>
    <style:style style:name="P62" style:family="paragraph" style:parent-style-name="Standard">
      <style:text-properties officeooo:rsid="0038fd69" officeooo:paragraph-rsid="0038fd69"/>
    </style:style>
    <style:style style:name="P63" style:family="paragraph" style:parent-style-name="Standard">
      <style:text-properties officeooo:rsid="003c7262" officeooo:paragraph-rsid="003c7262"/>
    </style:style>
    <style:style style:name="P64" style:family="paragraph" style:parent-style-name="Standard">
      <style:text-properties officeooo:rsid="003f3439" officeooo:paragraph-rsid="003f3439"/>
    </style:style>
    <style:style style:name="P65" style:family="paragraph" style:parent-style-name="Standard">
      <style:text-properties officeooo:rsid="003ed73f" officeooo:paragraph-rsid="003f3439"/>
    </style:style>
    <style:style style:name="P66" style:family="paragraph" style:parent-style-name="Standard">
      <style:text-properties officeooo:rsid="00402f99" officeooo:paragraph-rsid="00402f99"/>
    </style:style>
    <style:style style:name="P67" style:family="paragraph" style:parent-style-name="Standard">
      <style:text-properties officeooo:rsid="00410d14" officeooo:paragraph-rsid="00410d14"/>
    </style:style>
    <style:style style:name="P68" style:family="paragraph" style:parent-style-name="Standard">
      <style:text-properties officeooo:rsid="0042665b" officeooo:paragraph-rsid="0042665b"/>
    </style:style>
    <style:style style:name="P69" style:family="paragraph" style:parent-style-name="Standard">
      <style:text-properties officeooo:rsid="00445531" officeooo:paragraph-rsid="0045b313"/>
    </style:style>
    <style:style style:name="P70" style:family="paragraph" style:parent-style-name="Standard">
      <style:text-properties officeooo:rsid="00445531" officeooo:paragraph-rsid="00445531"/>
    </style:style>
    <style:style style:name="P71" style:family="paragraph" style:parent-style-name="Standard">
      <style:text-properties officeooo:rsid="0045b313" officeooo:paragraph-rsid="0045b313"/>
    </style:style>
    <style:style style:name="P72" style:family="paragraph" style:parent-style-name="Standard">
      <style:text-properties officeooo:rsid="00479970" officeooo:paragraph-rsid="00479970"/>
    </style:style>
    <style:style style:name="P73" style:family="paragraph" style:parent-style-name="Standard">
      <style:text-properties officeooo:rsid="00485d1b" officeooo:paragraph-rsid="00485d1b"/>
    </style:style>
    <style:style style:name="P74" style:family="paragraph" style:parent-style-name="Standard">
      <style:text-properties officeooo:rsid="004c1d54" officeooo:paragraph-rsid="004c1d54"/>
    </style:style>
    <style:style style:name="P75" style:family="paragraph" style:parent-style-name="Standard">
      <style:text-properties officeooo:rsid="004cbef5" officeooo:paragraph-rsid="004cbef5"/>
    </style:style>
    <style:style style:name="P76" style:family="paragraph" style:parent-style-name="Standard">
      <style:text-properties officeooo:rsid="004e6bd4" officeooo:paragraph-rsid="004e6bd4"/>
    </style:style>
    <style:style style:name="P77" style:family="paragraph" style:parent-style-name="Standard">
      <style:text-properties officeooo:rsid="004e6bd4" officeooo:paragraph-rsid="004e81f0"/>
    </style:style>
    <style:style style:name="P78" style:family="paragraph" style:parent-style-name="Standard">
      <style:text-properties officeooo:rsid="005002ad" officeooo:paragraph-rsid="005002ad"/>
    </style:style>
    <style:style style:name="P79" style:family="paragraph" style:parent-style-name="Standard">
      <style:text-properties officeooo:rsid="0050b6cd" officeooo:paragraph-rsid="0050b6cd"/>
    </style:style>
    <style:style style:name="P80" style:family="paragraph" style:parent-style-name="Standard">
      <style:text-properties officeooo:rsid="005355dd" officeooo:paragraph-rsid="005355dd"/>
    </style:style>
    <style:style style:name="P81" style:family="paragraph" style:parent-style-name="Standard">
      <style:text-properties officeooo:rsid="0053e913" officeooo:paragraph-rsid="0053e913"/>
    </style:style>
    <style:style style:name="P82" style:family="paragraph" style:parent-style-name="Standard">
      <style:text-properties officeooo:rsid="00542fa0" officeooo:paragraph-rsid="00542fa0"/>
    </style:style>
    <style:style style:name="P83" style:family="paragraph" style:parent-style-name="Standard">
      <style:text-properties officeooo:rsid="0055656f" officeooo:paragraph-rsid="00573505"/>
    </style:style>
    <style:style style:name="P84" style:family="paragraph" style:parent-style-name="Standard">
      <style:text-properties officeooo:rsid="00573505" officeooo:paragraph-rsid="00573505"/>
    </style:style>
    <style:style style:name="P85" style:family="paragraph" style:parent-style-name="Standard">
      <style:text-properties officeooo:rsid="0056c9a6" officeooo:paragraph-rsid="00573505"/>
    </style:style>
    <style:style style:name="P86" style:family="paragraph" style:parent-style-name="Standard">
      <style:text-properties officeooo:rsid="005a8e88" officeooo:paragraph-rsid="005a8e88"/>
    </style:style>
    <style:style style:name="P87" style:family="paragraph" style:parent-style-name="Standard">
      <style:text-properties officeooo:rsid="005bc655" officeooo:paragraph-rsid="005a8e88"/>
    </style:style>
    <style:style style:name="P88" style:family="paragraph" style:parent-style-name="Standard">
      <style:text-properties officeooo:rsid="005c3cfe" officeooo:paragraph-rsid="005cb208"/>
    </style:style>
    <style:style style:name="P89" style:family="paragraph" style:parent-style-name="Standard">
      <style:text-properties officeooo:rsid="005d8630" officeooo:paragraph-rsid="005d8630"/>
    </style:style>
    <style:style style:name="P90" style:family="paragraph" style:parent-style-name="Standard">
      <style:text-properties officeooo:rsid="005ee3a7" officeooo:paragraph-rsid="005ee3a7"/>
    </style:style>
    <style:style style:name="P91" style:family="paragraph" style:parent-style-name="Standard">
      <style:text-properties officeooo:rsid="005cb208" officeooo:paragraph-rsid="005cb208"/>
    </style:style>
    <style:style style:name="P92" style:family="paragraph" style:parent-style-name="Standard">
      <style:text-properties officeooo:rsid="005f67ca" officeooo:paragraph-rsid="005fead8"/>
    </style:style>
    <style:style style:name="P93" style:family="paragraph" style:parent-style-name="Standard">
      <style:text-properties officeooo:rsid="005f67ca" officeooo:paragraph-rsid="005f67ca"/>
    </style:style>
    <style:style style:name="P94" style:family="paragraph" style:parent-style-name="Standard">
      <style:text-properties officeooo:rsid="005fead8" officeooo:paragraph-rsid="005fead8"/>
    </style:style>
    <style:style style:name="P95" style:family="paragraph" style:parent-style-name="Standard">
      <style:text-properties officeooo:rsid="00612894" officeooo:paragraph-rsid="00612894"/>
    </style:style>
    <style:style style:name="P96" style:family="paragraph" style:parent-style-name="Standard">
      <style:text-properties officeooo:rsid="00630fc6" officeooo:paragraph-rsid="00630fc6"/>
    </style:style>
    <style:style style:name="P97" style:family="paragraph" style:parent-style-name="Standard">
      <style:text-properties officeooo:rsid="00631993" officeooo:paragraph-rsid="00631993"/>
    </style:style>
    <style:style style:name="P98" style:family="paragraph" style:parent-style-name="Standard">
      <style:text-properties officeooo:rsid="006589fa" officeooo:paragraph-rsid="006589fa"/>
    </style:style>
    <style:style style:name="P99" style:family="paragraph" style:parent-style-name="Standard">
      <style:text-properties officeooo:rsid="0069192e" officeooo:paragraph-rsid="0069192e"/>
    </style:style>
    <style:style style:name="P100" style:family="paragraph" style:parent-style-name="Standard">
      <style:text-properties officeooo:rsid="006b0c58" officeooo:paragraph-rsid="006b0c58"/>
    </style:style>
    <style:style style:name="P101" style:family="paragraph" style:parent-style-name="Standard">
      <style:text-properties officeooo:rsid="006c7d83" officeooo:paragraph-rsid="006c7d83"/>
    </style:style>
    <style:style style:name="P102" style:family="paragraph" style:parent-style-name="Standard">
      <style:text-properties officeooo:rsid="006c7d83" officeooo:paragraph-rsid="007fb6fe"/>
    </style:style>
    <style:style style:name="P103" style:family="paragraph" style:parent-style-name="Standard">
      <style:text-properties officeooo:rsid="006dde19" officeooo:paragraph-rsid="006dde19"/>
    </style:style>
    <style:style style:name="P104" style:family="paragraph" style:parent-style-name="Standard">
      <style:text-properties officeooo:rsid="006dfb4d" officeooo:paragraph-rsid="006dfb4d"/>
    </style:style>
    <style:style style:name="P105" style:family="paragraph" style:parent-style-name="Standard">
      <style:text-properties officeooo:rsid="006dfb4d" officeooo:paragraph-rsid="006fd0e6"/>
    </style:style>
    <style:style style:name="P106" style:family="paragraph" style:parent-style-name="Standard">
      <style:text-properties officeooo:rsid="007050d6" officeooo:paragraph-rsid="007050d6"/>
    </style:style>
    <style:style style:name="P107" style:family="paragraph" style:parent-style-name="Standard">
      <style:text-properties officeooo:rsid="00715274" officeooo:paragraph-rsid="00715274"/>
    </style:style>
    <style:style style:name="P108" style:family="paragraph" style:parent-style-name="Standard">
      <style:text-properties officeooo:rsid="0072f215" officeooo:paragraph-rsid="0072f215"/>
    </style:style>
    <style:style style:name="P109" style:family="paragraph" style:parent-style-name="Standard">
      <style:text-properties officeooo:rsid="0074a242" officeooo:paragraph-rsid="0074a242"/>
    </style:style>
    <style:style style:name="P110" style:family="paragraph" style:parent-style-name="Standard">
      <style:text-properties fo:font-variant="normal" fo:text-transform="none" fo:color="#1c1c1c" style:font-name="Liberation Serif" fo:font-size="12pt" fo:letter-spacing="normal" fo:font-style="normal" fo:font-weight="normal" officeooo:rsid="0074a242" officeooo:paragraph-rsid="0076ce77" style:font-size-asian="12pt" style:font-size-complex="12pt"/>
    </style:style>
    <style:style style:name="P111" style:family="paragraph" style:parent-style-name="Standard">
      <style:text-properties fo:font-variant="normal" fo:text-transform="none" fo:color="#1c1c1c" style:font-name="Liberation Serif" fo:font-size="12pt" fo:letter-spacing="normal" fo:font-style="normal" fo:font-weight="normal" officeooo:rsid="0076ce77" officeooo:paragraph-rsid="0076ce77" style:font-size-asian="12pt" style:font-size-complex="12pt"/>
    </style:style>
    <style:style style:name="P112" style:family="paragraph" style:parent-style-name="Standard">
      <style:text-properties fo:font-variant="normal" fo:text-transform="none" fo:color="#1c1c1c" style:font-name="Liberation Serif" fo:font-size="12pt" fo:letter-spacing="normal" fo:font-style="normal" fo:font-weight="normal" officeooo:rsid="00785dec" officeooo:paragraph-rsid="00785dec" style:font-size-asian="12pt" style:font-size-complex="12pt"/>
    </style:style>
    <style:style style:name="P113" style:family="paragraph" style:parent-style-name="Standard">
      <style:text-properties fo:font-variant="normal" fo:text-transform="none" fo:color="#1c1c1c" style:font-name="Liberation Serif" fo:font-size="12pt" fo:letter-spacing="normal" fo:font-style="normal" fo:font-weight="normal" officeooo:rsid="00785dec" officeooo:paragraph-rsid="00791c0b" style:font-size-asian="12pt" style:font-size-complex="12pt"/>
    </style:style>
    <style:style style:name="P114" style:family="paragraph" style:parent-style-name="Standard">
      <style:text-properties fo:font-variant="normal" fo:text-transform="none" fo:color="#1c1c1c" style:font-name="Liberation Serif" fo:font-size="12pt" fo:letter-spacing="normal" fo:font-style="normal" fo:font-weight="normal" officeooo:rsid="00791c0b" officeooo:paragraph-rsid="00791c0b" style:font-size-asian="12pt" style:font-size-complex="12pt"/>
    </style:style>
    <style:style style:name="P115" style:family="paragraph" style:parent-style-name="Standard">
      <style:text-properties fo:font-variant="normal" fo:text-transform="none" fo:color="#1c1c1c" style:font-name="Liberation Serif" fo:font-size="12pt" fo:letter-spacing="normal" fo:font-style="normal" fo:font-weight="normal" officeooo:rsid="007a5b71" officeooo:paragraph-rsid="007a5b71" style:font-size-asian="12pt" style:font-size-complex="12pt"/>
    </style:style>
    <style:style style:name="P116" style:family="paragraph" style:parent-style-name="Standard">
      <style:text-properties fo:font-variant="normal" fo:text-transform="none" fo:color="#1c1c1c" style:font-name="Liberation Serif" fo:font-size="12pt" fo:letter-spacing="normal" fo:font-style="normal" fo:font-weight="normal" officeooo:rsid="007c3a53" officeooo:paragraph-rsid="007c3a53" style:font-size-asian="12pt" style:font-size-complex="12pt"/>
    </style:style>
    <style:style style:name="P117" style:family="paragraph" style:parent-style-name="Standard">
      <style:text-properties fo:font-variant="normal" fo:text-transform="none" fo:color="#1c1c1c" style:font-name="Liberation Serif" fo:font-size="12pt" fo:letter-spacing="normal" fo:font-style="normal" fo:font-weight="normal" officeooo:rsid="007d4d94" officeooo:paragraph-rsid="007dd789" style:font-size-asian="12pt" style:font-size-complex="12pt"/>
    </style:style>
    <style:style style:name="P118" style:family="paragraph" style:parent-style-name="Standard">
      <style:text-properties fo:font-variant="normal" fo:text-transform="none" fo:color="#1c1c1c" style:font-name="Liberation Serif" fo:font-size="12pt" fo:letter-spacing="normal" fo:font-style="normal" fo:font-weight="normal" officeooo:rsid="007fb6fe" officeooo:paragraph-rsid="007fb6fe" style:font-size-asian="12pt" style:font-size-complex="12pt"/>
    </style:style>
    <style:style style:name="P119" style:family="paragraph" style:parent-style-name="Standard">
      <style:text-properties fo:font-variant="normal" fo:text-transform="none" fo:color="#1c1c1c" style:font-name="Liberation Serif" fo:font-size="12pt" fo:letter-spacing="normal" fo:font-style="normal" fo:font-weight="normal" officeooo:rsid="007dd789" officeooo:paragraph-rsid="007dd789" style:font-size-asian="12pt" style:font-size-complex="12pt"/>
    </style:style>
    <style:style style:name="P120" style:family="paragraph" style:parent-style-name="Standard">
      <style:text-properties style:font-name="Liberation Serif" fo:font-size="12pt" officeooo:rsid="0074a242" officeooo:paragraph-rsid="0074a242" style:font-size-asian="12pt" style:font-size-complex="12pt"/>
    </style:style>
    <style:style style:name="P121" style:family="paragraph" style:parent-style-name="Standard">
      <style:text-properties style:font-name="Liberation Serif" fo:font-size="12pt" officeooo:rsid="00679ab4" officeooo:paragraph-rsid="00679ab4" style:font-size-asian="12pt" style:font-size-complex="12pt"/>
    </style:style>
    <style:style style:name="P122" style:family="paragraph" style:parent-style-name="Standard">
      <style:text-properties officeooo:rsid="0081f436" officeooo:paragraph-rsid="0081f436"/>
    </style:style>
    <style:style style:name="P123" style:family="paragraph" style:parent-style-name="Standard">
      <style:text-properties officeooo:rsid="0083a89a" officeooo:paragraph-rsid="0083a89a"/>
    </style:style>
    <style:style style:name="P124" style:family="paragraph" style:parent-style-name="Standard">
      <style:text-properties officeooo:rsid="0083a89a" officeooo:paragraph-rsid="0084f1f4"/>
    </style:style>
    <style:style style:name="T1" style:family="text">
      <style:text-properties officeooo:rsid="000d8af4"/>
    </style:style>
    <style:style style:name="T2" style:family="text">
      <style:text-properties officeooo:rsid="000e8497"/>
    </style:style>
    <style:style style:name="T3" style:family="text">
      <style:text-properties officeooo:rsid="00107bf3"/>
    </style:style>
    <style:style style:name="T4" style:family="text">
      <style:text-properties officeooo:rsid="0010e8cd"/>
    </style:style>
    <style:style style:name="T5" style:family="text">
      <style:text-properties officeooo:rsid="001277fe"/>
    </style:style>
    <style:style style:name="T6" style:family="text">
      <style:text-properties officeooo:rsid="00171050"/>
    </style:style>
    <style:style style:name="T7" style:family="text">
      <style:text-properties officeooo:rsid="0019ee6c"/>
    </style:style>
    <style:style style:name="T8" style:family="text">
      <style:text-properties officeooo:rsid="001af1f3"/>
    </style:style>
    <style:style style:name="T9" style:family="text">
      <style:text-properties officeooo:rsid="001b2787"/>
    </style:style>
    <style:style style:name="T10" style:family="text">
      <style:text-properties officeooo:rsid="001c9342"/>
    </style:style>
    <style:style style:name="T11" style:family="text">
      <style:text-properties officeooo:rsid="001ca071"/>
    </style:style>
    <style:style style:name="T12" style:family="text">
      <style:text-properties officeooo:rsid="001da9e6"/>
    </style:style>
    <style:style style:name="T13" style:family="text">
      <style:text-properties officeooo:rsid="001fac49"/>
    </style:style>
    <style:style style:name="T14" style:family="text">
      <style:text-properties officeooo:rsid="0020b373"/>
    </style:style>
    <style:style style:name="T15" style:family="text">
      <style:text-properties officeooo:rsid="002189da"/>
    </style:style>
    <style:style style:name="T16" style:family="text">
      <style:text-properties officeooo:rsid="00222b52"/>
    </style:style>
    <style:style style:name="T17" style:family="text">
      <style:text-properties officeooo:rsid="0023e246"/>
    </style:style>
    <style:style style:name="T18" style:family="text">
      <style:text-properties officeooo:rsid="00251ec2"/>
    </style:style>
    <style:style style:name="T19" style:family="text">
      <style:text-properties officeooo:rsid="00275dae"/>
    </style:style>
    <style:style style:name="T20" style:family="text">
      <style:text-properties officeooo:rsid="002888b5"/>
    </style:style>
    <style:style style:name="T21" style:family="text">
      <style:text-properties officeooo:rsid="002946a3"/>
    </style:style>
    <style:style style:name="T22" style:family="text">
      <style:text-properties officeooo:rsid="002961a1"/>
    </style:style>
    <style:style style:name="T23" style:family="text">
      <style:text-properties officeooo:rsid="002b4c65"/>
    </style:style>
    <style:style style:name="T24" style:family="text">
      <style:text-properties officeooo:rsid="002c531d"/>
    </style:style>
    <style:style style:name="T25" style:family="text">
      <style:text-properties officeooo:rsid="002e40ac"/>
    </style:style>
    <style:style style:name="T26" style:family="text">
      <style:text-properties officeooo:rsid="002e9352"/>
    </style:style>
    <style:style style:name="T27" style:family="text">
      <style:text-properties officeooo:rsid="002f8817"/>
    </style:style>
    <style:style style:name="T28" style:family="text">
      <style:text-properties officeooo:rsid="002fb9a1"/>
    </style:style>
    <style:style style:name="T29" style:family="text">
      <style:text-properties officeooo:rsid="00323afc"/>
    </style:style>
    <style:style style:name="T30" style:family="text">
      <style:text-properties officeooo:rsid="0009b699"/>
    </style:style>
    <style:style style:name="T31" style:family="text">
      <style:text-properties officeooo:rsid="00348249"/>
    </style:style>
    <style:style style:name="T32" style:family="text">
      <style:text-properties officeooo:rsid="0034ae2e"/>
    </style:style>
    <style:style style:name="T33" style:family="text">
      <style:text-properties officeooo:rsid="003611ea"/>
    </style:style>
    <style:style style:name="T34" style:family="text">
      <style:text-properties officeooo:rsid="0036b2f0"/>
    </style:style>
    <style:style style:name="T35" style:family="text">
      <style:text-properties officeooo:rsid="0037d028"/>
    </style:style>
    <style:style style:name="T36" style:family="text">
      <style:text-properties officeooo:rsid="003a753c"/>
    </style:style>
    <style:style style:name="T37" style:family="text">
      <style:text-properties officeooo:rsid="003c7262"/>
    </style:style>
    <style:style style:name="T38" style:family="text">
      <style:text-properties officeooo:rsid="003ce716"/>
    </style:style>
    <style:style style:name="T39" style:family="text">
      <style:text-properties officeooo:rsid="00402f99"/>
    </style:style>
    <style:style style:name="T40" style:family="text">
      <style:text-properties officeooo:rsid="00410d14"/>
    </style:style>
    <style:style style:name="T41" style:family="text">
      <style:text-properties officeooo:rsid="00445531"/>
    </style:style>
    <style:style style:name="T42" style:family="text">
      <style:text-properties officeooo:rsid="00464eec"/>
    </style:style>
    <style:style style:name="T43" style:family="text">
      <style:text-properties officeooo:rsid="00485d1b"/>
    </style:style>
    <style:style style:name="T44" style:family="text">
      <style:text-properties officeooo:rsid="004a34a2"/>
    </style:style>
    <style:style style:name="T45" style:family="text">
      <style:text-properties officeooo:rsid="004cbef5"/>
    </style:style>
    <style:style style:name="T46" style:family="text">
      <style:text-properties officeooo:rsid="0050b6cd"/>
    </style:style>
    <style:style style:name="T47" style:family="text">
      <style:text-properties officeooo:rsid="00520a7a"/>
    </style:style>
    <style:style style:name="T48" style:family="text">
      <style:text-properties officeooo:rsid="001267f4"/>
    </style:style>
    <style:style style:name="T49" style:family="text">
      <style:text-properties officeooo:rsid="00542fa0"/>
    </style:style>
    <style:style style:name="T50" style:family="text">
      <style:text-properties officeooo:rsid="0056c9a6"/>
    </style:style>
    <style:style style:name="T51" style:family="text">
      <style:text-properties officeooo:rsid="005a8e88"/>
    </style:style>
    <style:style style:name="T52" style:family="text">
      <style:text-properties officeooo:rsid="005cb208"/>
    </style:style>
    <style:style style:name="T53" style:family="text">
      <style:text-properties officeooo:rsid="005f67ca"/>
    </style:style>
    <style:style style:name="T54" style:family="text">
      <style:text-properties officeooo:rsid="005fead8"/>
    </style:style>
    <style:style style:name="T55" style:family="text">
      <style:text-properties officeooo:rsid="00612894"/>
    </style:style>
    <style:style style:name="T56" style:family="text">
      <style:text-properties officeooo:rsid="00637a38"/>
    </style:style>
    <style:style style:name="T57" style:family="text">
      <style:text-properties officeooo:rsid="00642419"/>
    </style:style>
    <style:style style:name="T58" style:family="text">
      <style:text-properties officeooo:rsid="006589fa"/>
    </style:style>
    <style:style style:name="T59" style:family="text">
      <style:text-properties officeooo:rsid="00660aa8"/>
    </style:style>
    <style:style style:name="T60" style:family="text">
      <style:text-properties officeooo:rsid="006c7d83"/>
    </style:style>
    <style:style style:name="T61" style:family="text">
      <style:text-properties officeooo:rsid="006fd0e6"/>
    </style:style>
    <style:style style:name="T62" style:family="text">
      <style:text-properties officeooo:rsid="007050d6"/>
    </style:style>
    <style:style style:name="T63" style:family="text">
      <style:text-properties officeooo:rsid="00715274"/>
    </style:style>
    <style:style style:name="T64" style:family="text">
      <style:text-properties officeooo:rsid="0072f215"/>
    </style:style>
    <style:style style:name="T65" style:family="text">
      <style:text-properties officeooo:rsid="0076ce77"/>
    </style:style>
    <style:style style:name="T66" style:family="text">
      <style:text-properties fo:font-variant="normal" fo:text-transform="none" fo:color="#1c1c1c" fo:letter-spacing="normal" fo:font-style="normal" fo:font-weight="normal"/>
    </style:style>
    <style:style style:name="T67" style:family="text">
      <style:text-properties fo:font-variant="normal" fo:text-transform="none" fo:color="#1c1c1c" fo:letter-spacing="normal" fo:font-style="normal" fo:font-weight="normal" officeooo:rsid="0074a242"/>
    </style:style>
    <style:style style:name="T68" style:family="text">
      <style:text-properties fo:font-variant="normal" fo:text-transform="none" fo:color="#1c1c1c" fo:letter-spacing="normal" fo:font-style="normal" fo:font-weight="normal" officeooo:rsid="007fb6fe"/>
    </style:style>
    <style:style style:name="T69" style:family="text">
      <style:text-properties style:font-name="Liberation Serif" fo:font-size="12pt" style:font-size-asian="12pt" style:font-size-complex="12pt"/>
    </style:style>
    <style:style style:name="T70" style:family="text">
      <style:text-properties officeooo:rsid="00785dec"/>
    </style:style>
    <style:style style:name="T71" style:family="text">
      <style:text-properties officeooo:rsid="00791c0b"/>
    </style:style>
    <style:style style:name="T72" style:family="text">
      <style:text-properties officeooo:rsid="007a5b71"/>
    </style:style>
    <style:style style:name="T73" style:family="text">
      <style:text-properties officeooo:rsid="007d4d94"/>
    </style:style>
    <style:style style:name="T74" style:family="text">
      <style:text-properties officeooo:rsid="007dd789"/>
    </style:style>
    <style:style style:name="T75" style:family="text">
      <style:text-properties officeooo:rsid="007fb6fe"/>
    </style:style>
    <style:style style:name="T76" style:family="text">
      <style:text-properties officeooo:rsid="006b0c58"/>
    </style:style>
    <style:style style:name="T77" style:family="text">
      <style:text-properties officeooo:rsid="0081f436"/>
    </style:style>
    <style:style style:name="T78" style:family="text">
      <style:text-properties officeooo:rsid="0083a89a"/>
    </style:style>
    <style:style style:name="T79" style:family="text">
      <style:text-properties officeooo:rsid="0084f1f4"/>
    </style:style>
    <style:style style:name="T80" style:family="text">
      <style:text-properties officeooo:rsid="0086bac5"/>
    </style:style>
    <style:style style:name="T81" style:family="text">
      <style:text-properties officeooo:rsid="0087228b"/>
    </style:style>
    <style:style style:name="T82" style:family="text">
      <style:text-properties officeooo:rsid="00880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И на этом, наверно, уже <text:s/>хватит.</text:p>
      <text:p text:style-name="P3">Пора выкатывать картошку из золы пока не испеклась насквозь. Может в углях и есть килокалории, но вкус не тот. </text:p>
      <text:p text:style-name="P3">Да и стемнело уже, а я не хочу переедать на ночь глядя. Как там у тех арабских диетологов: «ужин — отдай врагу».</text:p>
      <text:p text:style-name="P3">Правда, у меня с врагами туговато — откуда взять-то, если тебя готовили жить в обществе, где «человек человеку — друг, товарищ и брат»?</text:p>
      <text:p text:style-name="P4">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6">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6">А на следующее утро ещё и повтор пересмотрела. </text:p>
      <text:p text:style-name="P6">Но не мог же я против Шекспира рыпаться. Всё-таки, классика — это сила.</text:p>
      <text:p text:style-name="P4"/>
      <text:p text:style-name="P4">С тех пор у меня с телевизором вооружённый нейтралитет. </text:p>
      <text:p text:style-name="P5">Это всё к тому, что <text:span text:style-name="T1">и</text:span> будь у меня даже <text:s/>враг, я бы ему последнюю рубаху отдал, но только не ужин, а тем более печёную на костре картошку.</text:p>
      <text:p text:style-name="P7">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8">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10"><text:span text:style-name="T2">Н</text:span>едаром в самом <text:span text:style-name="T2">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9"><text:span text:style-name="T2">Но вместе с тем</text:span>, <text:span text:style-name="T2">и </text:span>при всём уважении к его ностальгическому патриотизму, это не то.</text:p>
      <text:p text:style-name="P9">Чтобы понять вкус печёной картошки нужно сидеть на земле, под открытым небом, с такой вот ночью вокруг.</text:p>
      <text:p text:style-name="P9"/>
      <text:p text:style-name="P11">В Конотопе баба Катя всех нас перецеловала и расплакалась.</text:p>
      <text:p text:style-name="P11">Мама стала её утешать, потом заметила две детские головки, что потихоньку выглядывали из-за створок двери в комнату.</text:p>
      <text:p text:style-name="P11">- Людкины?- спросила мама.</text:p>
      <text:p text:style-name="P11">- Да, это у нас Ирочка и Валерик. Вон уже какие большие. Ей три исполнилось, и Валерику скоро два будет.</text:p>
      <text:p text:style-name="P11">Потом приехал с работы их отец, дядя Толик, <text:span text:style-name="T37">я впервые не в кино, а в жизни, увидел мужчину в лысине от лба до затылка, но постарался не слишком пялиться; а</text:span> ещё через час <text:span text:style-name="T37">мы</text:span> с ним <text:span text:style-name="T37">вышли </text:span>встречать тётю Люду.</text:p>
      <text:p text:style-name="P11"><text:s/>Магазин её закрывается в семь, и с работы она всегда несёт <text:s/>сумки.</text:p>
      <text:p text:style-name="P11"><text:span text:style-name="T37">Идя с дядей Толиком, я изучал дорогу</text:span> на Путепровод, который ещё зовётся Переéздом. </text:p>
      <text:p text:style-name="P11"><text:span text:style-name="T37">Мне</text:span> смутно <text:span text:style-name="T37">вс</text:span>поминал<text:span text:style-name="T37">ось долгое ожидание,</text:span> <text:span text:style-name="T2">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2">За моё отсутствие под путями провели высокий бетонный тоннель, отсюда официальное — Путепровод, он же, по старинке, Переезд.</text:p>
      <text:p text:style-name="P12"><text:s/>За Переездом ходили длинные трамваи от Вокзала в Город и обратно. На одном идущем из Города и должна была подъехать тётя Люда с работы.</text:p>
      <text:p text:style-name="P12">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2"><text:soft-page-break/>- Не слишком тяжело?</text:p>
      <text:p text:style-name="P12">Но она меня узнала, хоть дядя Толик и сдвинул мне козырёк кепки на глаза.</text:p>
      <text:p text:style-name="P12">Мы все вместе пошли на Нежинскую и дядя Толик нёс сумки с продуктами, <text:span text:style-name="T77">к</text:span>оторые тётя Люда <text:span text:style-name="T3">брала в счёт получки в магазине, где она работала.</text:span></text:p>
      <text:p text:style-name="P13">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3">Вдоль всей её длины горели два или три далёких фонаря, но и этого достаточно, чтоб отличить от других улиц.</text:p>
      <text:p text:style-name="P13"/>
      <text:p text:style-name="P13">В Конотоп мы приехали к последней четверти учебного года и пошли в школу номер тринадцать.</text:p>
      <text:p text:style-name="P13">Она стояла на улице Богдана Хмельницкого, мощёной неровными булыгами, как раз напротив Нежинской.</text:p>
      <text:p text:style-name="P13">Ещё эту школу называли Черевкиной.</text:p>
      <text:p text:style-name="P13">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13">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3">Я вспомнил как в первый приезд тётя Люда и мама водили меня купаться в круглом пруду рядом с селом и там плавали утки.</text:p>
      <text:p text:style-name="P13">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3">На следующее утро я воспринимал их уже как должное, хотя школьники на Объекте давно уже писали авторучками с внутренними ампулами, <text:span text:style-name="T4">куда чернила втягиваются через перо и хватит почти на неделю, если не слишком много пишешь.</text:span></text:p>
      <text:p text:style-name="P27">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27">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12">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28">Игра называется «биток», игроки ставят условленную сумму копеек, <text:span text:style-name="T12">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29">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29">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29">Может и к лучшему — не успел пристраститься.</text:p>
      <text:p text:style-name="P27"><text:soft-page-break/></text:p>
      <text:p text:style-name="P14">Классная руководительница, Альбина Георгиевна, посадила меня рядом с худенькой рыжей девочкой,<text:span text:style-name="T81"> Зоей Емец,</text:span> и неоднократный второгодник Саша Дрыга был очень этим недоволен, о чём и предупредил меня после уроков.</text:p>
      <text:p text:style-name="P14">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30">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30">Но, конечно, в школе лишь учителя зовут ребят по фамилии, а между собой Череп превращается в Чепу, а Кубарев в Кубу.</text:p>
      <text:p text:style-name="P30">Как окрестили меня? Голым или Гольцем? Если твоё имя Сергей, то фамилию твою не коротят и ты становишься просто Серый.</text:p>
      <text:p text:style-name="P30">Дружба — это сила, когда мы втроём даже Саша Дрыга не слишком выпендривается.</text:p>
      <text:p text:style-name="P31">Дружба — это знание. Я поделился стихами не вошедшими в школьную программу, но <text:s/><text:span text:style-name="T14"><text:s/>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4"/>
      <text:p text:style-name="P122">В то утро «биточные» баталии позади спортзала иссякли. </text:p>
      <text:p text:style-name="P122">В то апрельское ясное утро ребята стояли <text:span text:style-name="T79">и спорили, </text:span>и ждали подтверждения слухов, что вчерашняя программа «Время» по телевизору ошиблась.</text:p>
      <text:p text:style-name="P122">Кто-то слышал, что в <text:span text:style-name="T78">Г</text:span>ороде ребята из десятой школы говорили, будто вчера вечером в Сарнавский лес опустился человек на парашюте.</text:p>
      <text:p text:style-name="P123">Сейчас придёт Саша Родионенко, он переехал на Мир, но продолжает учиться <text:s/>в нашей школе, он ездит из Города, он подтвердит.</text:p>
      <text:p text:style-name="P123">Мне вспоминался полёт Гагарина, <text:s/>и как Титов летал целые сутки, а вечером сказал «ложусь спать», а папа засмеялся и сказал «во, дают!»</text:p>
      <text:p text:style-name="P123">Наши космонавты всегда были первыми, а мы, тогда ещё мальчики <text:span text:style-name="T79">доказывали</text:span> друг с друг<text:span text:style-name="T79">у</text:span> кто из нас первым услышал, как по радио объявляют про полёт Поповича, Николаева, Терешковой. </text:p>
      <text:p text:style-name="P123"/>
      <text:p text:style-name="P123"><text:span text:style-name="T79">Саша</text:span> пришёл, но ничего не подтвердил.</text:p>
      <text:p text:style-name="P124">Значит «Время» не ошиблось. Солнце померкло в трауре. </text:p>
      <text:p text:style-name="P124">Космонавт Владимир Комаров. </text:p>
      <text:p text:style-name="P124">В спускаемом <text:span text:style-name="T80">модуле</text:span>. </text:p>
      <text:p text:style-name="P124">При входе в плотные слои атмосферы. </text:p>
      <text:p text:style-name="P124">Погиб.</text:p>
      <text:p text:style-name="P123"/>
      <text:p text:style-name="P14">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4">Сейчас подумаю и — оторопь берёт: как могли две семьи плюс общая баба Катя умещаться и жить в одной комнате и кухне?</text:p>
      <text:p text:style-name="P15">Но тогда я о таком не задумывался — просто <text:span text:style-name="T5">раз это наш дом и раз мы тут живём и живём так, как живём, значит по-другому и быть не может,</text:span> всё — как надо, <text:span text:style-name="T5">так что я просто жил и всё тут</text:span>.</text:p>
      <text:p text:style-name="P14">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text:soft-page-break/>самой к дивану ещё и стул приставлен — вытягивайся сколько хочешь, но когда я предлагал ей поменяться местами, она отказывалась. </text:p>
      <text:p text:style-name="P14">Семья Архипенков и баба Катя спали на кухне.</text:p>
      <text:p text:style-name="P14"/>
      <text:p text:style-name="P14">Метров за триста от Нежинской и параллельно ей шла улица Профессийная с высоким забором из бетонных плит вокруг Конотопского Паровозо-<text:span text:style-name="T5">В</text:span>агоноремонтного завода, <text:span text:style-name="T5">короче — КПВРЗ</text:span>. <text:span text:style-name="T5">Вот почему часть Конотопа по эту сторону Путепровода-Переезда зовётся заводским Посёлком.</text:span></text:p>
      <text:p text:style-name="P98">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Там даже есть горка для формирования составов, где вагоны, с железным визгом башмаков, <text:s/>гахкают друг об друга, а на столбах неразборчиво орут громкоговорители про такой-то состав на таком-то пути.</text:p>
      <text:p text:style-name="P98">Правда, в дневное время на Посёлке трудовую симфонию станции почти не слыхать, не то что в ночной тиши.</text:p>
      <text:p text:style-name="P98"><text:span text:style-name="T59">А когда дул ветер со стороны села Поповка, в воздухе неприятно пахло от тамошнего спиртзавода; запах не смертельный, но лучше не принюхиваться.</text:span> <text:s/></text:p>
      <text:p text:style-name="P98"/>
      <text:p text:style-name="P16">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text:p>
      <text:p text:style-name="P16"><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7">Клуб — двухэтажный, но ростом во все четыре, наполовину <text:s/>тоже окружала бетонная стена. Он сложен был из кирпича прокопчённого цвета, и стены <text:span text:style-name="T4">— </text:span>не гладкие, а со множеством арочных выступов-столбиков <text:span text:style-name="T4">— </text:span>словно кружевные. Следом за ним стояло здание заводской Проходной, такой же витиевато дореволюционной кладки.</text:p>
      <text:p text:style-name="P17">В высоком вестибюле Клуба возле окошечка кассы толпилась разнообразная детвора. </text:p>
      <text:p text:style-name="P17">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7"/>
      <text:p text:style-name="P17">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7">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7"/>
      <text:p text:style-name="P18">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9">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text:soft-page-break/>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9">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20">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20">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20">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20">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20">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20">Он погнался за мной, но я отбежал к будке с Жулькой и мальчик не посмел подойти, а только обзывался.</text:p>
      <text:p text:style-name="P20"/>
      <text:p text:style-name="P20">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20">- Как? Это всё?</text:p>
      <text:p text:style-name="P21">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21">От её молока я отказывался, хоть мама уговаривала, что козье очень полезно.</text:p>
      <text:p text:style-name="P21">Потом её зарезали и нажарили котлет, но их я и попробовать отказался.</text:p>
      <text:p text:style-name="P21"/>
      <text:p text:style-name="P21">Иногда в обеденный перерыв завода к нам приходил сын бабы Кати — дядя Вадим в рабочей спецовке.</text:p>
      <text:p text:style-name="P21">Он уговаривал бабу Катю дать ему самогонку, потому что хлопцы ждут, а она отнекивалась.</text:p>
      <text:p text:style-name="P21">У дяди Вадика были блестящие чёрные волосы и кожа оливкового оттенка, как у юного Артура в романе Овод, и чёрные усы щёточкой.</text:p>
      <text:p text:style-name="P21">На правой руке у него не хватало среднего пальца — отрезало <text:s/>в самом начале трудовой деятельности.</text:p>
      <text:p text:style-name="P21">- Смотрю, а палец мой на станке лежит, и у меня слёзы — кап-кап...- рассказывал он.</text:p>
      <text:p text:style-name="P21">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11">получится</text:span>.</text:p>
      <text:p text:style-name="P22">Жил он в районе Автовокзала в хате своей жены Любы и тёщи и за это считался «примаком». <text:span text:style-name="T6">У примака нелёгкая судьба — приходится быть ниже травы, тише воды, тёщу называть «мамой» и ноги мыть курям, которых та держит <text:s/>во дворе.</text:span></text:p>
      <text:p text:style-name="P23">Мы все любили дядю Вадю — он такой смешной и добрый. А у его сына разноцветные глаза — один синий, а другой зелёный.</text:p>
      <text:p text:style-name="P23">В возрасте десяти лет, когда за стенкой в хате Пилюты был немецкий штаб, он залез на забор и хотел обрезать телефонный кабель их связи. Немцы на него наорали, но не стали <text:s/>расстреливать на месте.</text:p>
      <text:p text:style-name="P23"><text:soft-page-break/>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23"/>
      <text:p text:style-name="P23">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23">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23">- Говорил тебе, что получишь,- сказал коротышка и они уехали.</text:p>
      <text:p text:style-name="P23">Я понял кому стрелял в спину.</text:p>
      <text:p text:style-name="P23"/>
      <text:p text:style-name="P21"/>
      <text:p text:style-name="P4"/>
      <text:p text:style-name="P1"/>
      <text:p text:style-name="P1"/>
      <text:p text:style-name="P24">Взрослые киносеансы в <text:span text:style-name="T82">К</text:span>лубе были на шесть и на восемь часов вечера. Кино показывали на втором этаже, куда вела широкая лестница из толстенных окрашенных досок. <text:s/>Но верхняя площадка была вымощена квадратной плиточкой <text:span text:style-name="T7">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24">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8">Вдоль</text:span> <text:span text:style-name="T8">боковых</text:span> стен шёл балкон с гипсовой лепниной <text:span text:style-name="T8">почти до самой сцены</text:span>, <text:span text:style-name="T8">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25">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25">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ограждённый забором с удобными щелями.</text:span></text:p>
      <text:p text:style-name="P26">Сеанс начинался почти засветло, около девяти вечера, может быть с минутами. </text:p>
      <text:p text:style-name="P26">Но стоять уткнувшись носом в шершавые от непогоды доски не так уж и приятно. Поэтому <text:span text:style-name="T10">ребята</text:span> занимали выгодные места на старых яблонях позади кирпичной кинобудки. </text:p>
      <text:p text:style-name="P26">Если попадётся не очень удобная для сидения развилка, в следующий раз придёшь пораньше.</text:p>
      <text:p text:style-name="P26">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13">галактикой </text:span>Магелланов<text:span text:style-name="T13">а</text:span> Облак<text:span text:style-name="T13">а</text:span>, а потом <text:span text:style-name="T10">мелко </text:span>покусывать его <text:span text:style-name="T10">несъедобно горький</text:span> твёрдокаменный бок.</text:p>
      <text:p text:style-name="P36">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26"/>
      <text:p text:style-name="P32">Но главное, из-за чего ребята ждут лето — это купание. <text:span text:style-name="T15">Открытие купального сезона на </text:span><text:soft-page-break/><text:span text:style-name="T15">Кандыбине в конце мая — знак наступления лета.</text:span></text:p>
      <text:p text:style-name="P33">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33">В крайнем из озёр карпов не охраняют — оно отдано для купания отдыхающих пляжников.</text:p>
      <text:p text:style-name="P33">Но, чтобы начать хождение на Кандыбино, надо знать как туда идти.</text:p>
      <text:p text:style-name="P33">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33">Путь на Кандыбино, по его объяснению, найти легко: идёшь в город по проспекту Мира <text:span text:style-name="T16">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34">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34">До насыпи путь был знаком по первомайской демонстрации. Мы прошли под мостом и вот она, дорога вправо — прямо под насыпью.</text:p>
      <text:p text:style-name="P34">Правда, на трассу мало похожа — никакого асфальта, но дорога же, и широкая, и первая за мостом вправо.</text:p>
      <text:p text:style-name="P34">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34">Пришлось подняться на насыпь, повытряхивать песок из сандалий и идти дальше по шпалам и рельсам.</text:p>
      <text:p text:style-name="P34">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34">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35">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35">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35">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35">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35">Мы пошли вперёд между зелёными деревьями, под белыми облаками и солнцем лазурно-синего летнего неба.</text:p>
      <text:p text:style-name="P35">Справа от тропы на плавном подъёме правильными рядами стояли фруктовые деревья неухоженного и одичалого сада.</text:p>
      <text:p text:style-name="P35">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35">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17">сь</text:span> и <text:soft-page-break/><text:span text:style-name="T17">брызгалась под неумолчный визг, крик и хохот десятков купающихся.</text:span></text:p>
      <text:p text:style-name="P36">Лето! Ах, лето!</text:p>
      <text:p text:style-name="P36"/>
      <text:p text:style-name="P36">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35"/>
      <text:p text:style-name="P37">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37">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37">Вот только в Мире билет стоит пятьдесят копеек, а у Воронцова тридцать пять, тогда как в Клубе всего двадцать.</text:p>
      <text:p text:style-name="P37">В тот <text:span text:style-name="T19">воскресный </text:span>день мы втроём — Куба, Чепа и я — сгоняли на Кандыбино на велосипедах.</text:p>
      <text:p text:style-name="P38">Мы плавали, играли в «пятнашки», хотя в нырянии с Кубой не сравниться; <text:span text:style-name="T18">стоя по грудь в воде, <text:s/></text:span><text:s/>попарно сцепля<text:span text:style-name="T18">ли</text:span> кисти <text:span text:style-name="T18">рук </text:span>в зам<text:span text:style-name="T18">ó</text:span>к, чтоб третий, взобравшись на <text:span text:style-name="T18">сцепку, подпрыгнул бы как с пружинного трамплина. Потом они где-то пропали в толпе таких же купающихся.</text:span></text:p>
      <text:p text:style-name="P39">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39">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39">Когда я добрёл до песка пляжа весь в пупырышках гусиной кожи, они прибежали от смородиновых кустов с почти сухими уже волосами.</text:p>
      <text:p text:style-name="P39">- Ты где был? Мы уже опять заходим — погнали!</text:p>
      <text:p text:style-name="P39">- Да вы чё? Я токо-токо вылажу!</text:p>
      <text:p text:style-name="P39">- Да чё ты? Пошли!</text:p>
      <text:p text:style-name="P39">- А! Погнали наши городских!</text:p>
      <text:p text:style-name="P39">И мы втроём, взбивая ногами пенные всплески, побежали на глубину — нырять, вопить и брызгаться.</text:p>
      <text:p text:style-name="P39">Лето, оно тем и лето, что лето...</text:p>
      <text:p text:style-name="P39">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40">Баба Катя сказала, что родители и брат с сестрой куда-то ушли пару часов назад. Ну, ладно, до кино в Клубе ещё целых три часа <text:s/>— вернутся ещё.</text:p>
      <text:p text:style-name="P40">На исходе третьего часа меня охватило непобедимое беспокойство. Где же они, где?</text:p>
      <text:p text:style-name="P40">Я ещё раз спросил об этом, но уже у тёти Люды, на что она с полным безразличием и какой-то даже злостью ответила:</text:p>
      <text:p text:style-name="P40">- Я б и тебя не видела.</text:p>
      <text:p text:style-name="P40">Когда дядя Толик уезжал на рыбалку она всегда становилась такая.</text:p>
      <text:p text:style-name="P40">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20">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41">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41">- Ну, где же вы были?</text:p>
      <text:p text:style-name="P41">- У дяди Вади. А ты что такой?</text:p>
      <text:p text:style-name="P41"><text:soft-page-break/>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21">не зная как жить дальше без семьи.</text:span></text:p>
      <text:p text:style-name="P41">- <text:span text:style-name="T21">Ну, взял бы деньги у тёти Люды.</text:span></text:p>
      <text:p text:style-name="P41">- <text:span text:style-name="T21">Да? <text:s/>Я у неё спросил где вы, так она сказала «глаза бы мои на тебя не смотрели».</text:span></text:p>
      <text:p text:style-name="P41">- <text:span text:style-name="T21">Что? А ну, идём в хату.</text:span></text:p>
      <text:p text:style-name="P42">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42">Так я совершил вторую подлость в своей жизни — солгал, возвёл напраслину на невинную тётку. <text:span text:style-name="T22">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span></text:p>
      <text:p text:style-name="P26"/>
      <text:p text:style-name="P43">После случившегося я чувствовал себя виноватым перед тётей Людой и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47">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24">нигде</text:span> не купишь — ими торгуют из-под прилавка <text:span text:style-name="T24">только </text:span>для своих, и она так смешно рассказывала про обеденные перерывы <text:span text:style-name="T24">в их в</text:span> магазине, когда все продавщицы собираются в бытовке кушать и хвастаются друг перед дружкой <text:span text:style-name="T24">кто</text:span> что <text:s text:c="2"/>вкусненького <text:span text:style-name="T2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24">м же надо</text:span> попробова<text:span text:style-name="T24">ть</text:span>. Но одна такая хитрая! Заведующая ей крикнет «к телефону!», <text:s/>так <text:span text:style-name="T24">эта зараза</text:span> делает «хыррк!» <text:span text:style-name="T23">и <text:s text:c="2"/>в свою банку с обедом — тьфу! — и отправляется к заведующей в кабинет, конечно ж, никто не притронется.</text:span></text:p>
      <text:p text:style-name="P44">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25">в свою бытность</text:span> на Объекте.</text:p>
      <text:p text:style-name="P44">С тех пор мама трудилась в торговых точках <text:span text:style-name="T2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45">В конце лета дома снова был скандал, но уже не между сёстрами, а между мужем и женой.</text:p>
      <text:p text:style-name="P45">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26">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46">Баба Катя уже не пыталась никого успокоить и лишь молча смотрела на спорящих грустными глазами.</text:p>
      <text:p text:style-name="P46">Так я узнал это слово — «бретелька».</text:p>
      <text:p text:style-name="P46">Больше дядя Толик за грибами не ездил. </text:p>
      <text:p text:style-name="P46">Тётя Люда хотела даже запретить его рыбалки, но тут уже и он начал повышать голос и тогда <text:soft-page-break/>был найден компромисс — пускай <text:s/>ездит, но и меня берёт с собой.</text:p>
      <text:p text:style-name="P48">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27">потому что туда ехать километров семьдесят</text:span>. </text:p>
      <text:p text:style-name="P49">Ревя мотором, Ява <text:span text:style-name="T28">летела</text:span> по пустым <text:s text:c="2"/>улицам <text:span text:style-name="T28">ночного города</text:span>, <text:span text:style-name="T28">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28">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50"><text:span text:style-name="T31">Обычно наживкой были черви из огорода</text:span>, но однажды бывалые рыбаки посоветовали дяде 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50">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29">О том, чтобы войти в течение воды и подумать было жутко, но любишь кататься — <text:s/>люби и личинок доставать. </text:span></text:p>
      <text:p text:style-name="P51">Я разделся и, по совету старшего, сразу нырнул. Вот это да! Оказывается в воде теплее даже, чем на берегу!</text:p>
      <text:p text:style-name="P51">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51">Но всё-таки это было явной эксплуатацией детского труда, за которую я наказал <text:s/>его в тот же день.</text:p>
      <text:p text:style-name="P51">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заглотить крюки в хвосте блесны — щука, окунь.</text:p>
      <text:p text:style-name="P52">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2">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54">Один раз тётя Люда у меня спросила, не случалось ли мне видеть, что по пути на рыбалку он заходит в какую-нибудь в хату.</text:p>
      <text:p text:style-name="P54">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4">Пару раз нам довелось падать. Первый раз <text:span text:style-name="T32">мы </text:span>ехали через поле по тропинке, что шла сверху метровой насыпи. В одном месте насыпь оборвалась, но высокая трава скрыла ямину, <text:span text:style-name="T32">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55">Но оба раза обошлось, потому что на нас были белые пластмассовые шлемы, <text:s/>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56"><text:soft-page-break/></text:p>
      <text:p text:style-name="P56">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7">Она широкая как три дороги и <text:s/>очень длинная с небольшим уклоном вдоль длины. </text:p>
      <text:p text:style-name="P57">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68">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56">Внизу площади стоял<text:span text:style-name="T33">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58">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8">Чуть выше того места, где площадь пересекают трамвайные пути стоит кинотеатр имени Воронцова, только вход в него <text:span text:style-name="T35">с</text:span> улицы <text:span text:style-name="T35">Карла Маркса</text:span>, а на площадь обёрнуты лишь три <text:s text:c="2"/>выхода из глухой <text:span text:style-name="T35">боковой </text:span>стены.</text:p>
      <text:p text:style-name="P59">Когда в город приезжает передвижной зверинец, <text:span text:style-name="T34">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60">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35">и</text:span> погонять по ней, треща моторами, в <text:s/>горизонтальной плоскости.</text:p>
      <text:p text:style-name="P61">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62">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36">Г</text:span>ород купил набор с картинками животных. </text:p>
      <text:p text:style-name="P62">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63">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3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text:span><text:soft-page-break/><text:span text:style-name="T38">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52"/>
      <text:p text:style-name="P53">К<text:span text:style-name="T30">огда мы переехали в Конотоп на меня легла <text:s/>обязанность по водоснабжению хаты. <text:s/></text:span></text:p>
      <text:p text:style-name="P2">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65">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64">На нашу хату хватало две ходки — четыре ведра — в день, если, конечно, это не день стирки. Когда стирала тётя Люда, то воду приносил дядя Толик.</text:p>
      <text:p text:style-name="P64">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64">А ещё на мне был керосин <text:span text:style-name="T39">для керогаза</text:span>.</text:p>
      <text:p text:style-name="P66">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66">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40">и месяц</text:span>, когда его привезут. <text:span text:style-name="T40">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67">Внизу бака торчит толстая труба в виде крана, с вентилем запертым на висячий замок, а под краном вырыт приямок, <text:span text:style-name="T41">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67">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70">Иногда керосин продают во дворе Нежинского Магазина, где обустроен точно такой же бак, но там он бывает реже, а очередь такая же.</text:p>
      <text:p text:style-name="P70"/>
      <text:p text:style-name="P106">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63">когда на сборе отряда две предложенные кандидатуры дали себе самоотвод без объяснения причин, </text:span>пионервожатый школы <text:span text:style-name="T63">выдвинул мою и пресёк <text:s text:c="2"/>вялое отнекивание с моей стороны разъяснением, что это не надолго — всё равно до Нового года нас будут принимать комсомол</text:span>. </text:p>
      <text:p text:style-name="P107"/>
      <text:p text:style-name="P107"><text:soft-page-break/>Структура пионерских организаций <text:span text:style-name="T64">Советского Союза</text:span> явля<text:span text:style-name="T64">ется</text:span> образцом продуманной и чёткой организации любой организации. </text:p>
      <text:p text:style-name="P108">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08">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09">Такая вот кристально отструктурированная пирамида.</text:p>
      <text:p text:style-name="P120">Потому-то <text:s/>героям комсомольского подполья Краснодона во время немецкой оккупации не <text:span text:style-name="T66">пришлось изобретать велосипед — они применили знакомую структуру, но только переименовали «звенья» в «ячейки».</text:span></text:p>
      <text:p text:style-name="P110">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65">который принимал Олега в организацию, сделал предателем по фамилии Стахевич</text:span>.</text:p>
      <text:p text:style-name="P111">Четырнадцать лет спустя после выхода романа в свет Третьякевича реабилитировали посмертно, <text:span text:style-name="T70">правда, погиб он не в лагерях НКВД, его казнили оккупанты, и посмертно же награждён орденом.</text:span></text:p>
      <text:p text:style-name="P112">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112">Сам же писатель уже успел застрелиться в мае 1956 года, <text:span text:style-name="T71">вскоре</text:span> после встречи Никиты Сергеевича Хрущёв<text:span text:style-name="T71">а</text:span>, глав<text:span text:style-name="T71">ы</text:span> СССР, <text:s/><text:span text:style-name="T71">с</text:span> уцелевшими молодогвардейцами.</text:p>
      <text:p text:style-name="P113">На той встрече Фадеев при всех кричал на Хрущёва, обзывал нехорошими в ту эпоху словами, <text:span text:style-name="T71">а через два дня покончил с собой</text:span>. </text:p>
      <text:p text:style-name="P114">Или его покончили с собой, хотя, разумеется, такое выражение — «его покончили с собой» — недопустимо, исходя из норм русского языка.</text:p>
      <text:p text:style-name="P114">Отсюда <text:s/>— мораль: <text:s/>никакая, даже самая отлаженная структура <text:span text:style-name="T72">не застрахует от провала, если пирамида твоя не из камня.</text:span></text:p>
      <text:p text:style-name="P114"/>
      <text:p text:style-name="P115">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115">Собрание проходило в конотопском Доме пионеров — в тихом сквере позади памятника павшим героям над улицей Карла Маркса.</text:p>
      <text:p text:style-name="P116">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116">Школьный пионервожатый снабдил меня листком с отчётом для зачтения, но в Доме пионеров мне добавили нагрузку, сказав, <text:span text:style-name="T73">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117">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74">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119">Но после четвёртого объявления на меня вдруг что-то нашло, вернее — нахлынуло.</text:p>
      <text:p text:style-name="P117"><text:span text:style-name="T74">Мой рот начал переполняться слюной, <text:s/></text:span><text:s/><text:span text:style-name="T74">я едва успевал её проглатывать, а слюнные железы 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text:span><text:soft-page-break/><text:span text:style-name="T74">да что же это со мной такое?!</text:span></text:p>
      <text:p text:style-name="P118">Вот и моя очередь. Возвращаясь от трибуны, я сглотнул раза три — не помогло. </text:p>
      <text:p text:style-name="P118">Отсидеть четырнадцатую и всё...</text:p>
      <text:p text:style-name="P118">О, нет! Ещё и ответственная с заключительным словом!</text:p>
      <text:p text:style-name="P118">В то время я ещё не знал, что все мои невзгоды...</text:p>
      <text:p text:style-name="P118"/>
      <text:p text:style-name="P121"><text:span text:style-name="T68">В октябре</text:span><text:span text:style-name="T67">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99"><text:span text:style-name="T69">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99">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text:s/>листки с Уставом ВЛКСМ, напечатанным мелким типографским шрифтом.</text:p>
      <text:p text:style-name="P99">Он предупредил, что при приёме особенно гоняют по правам и обязанностям комсомольца.</text:p>
      <text:p text:style-name="P100">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0">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0">Среди своих — <text:s/>пионер<text:span text:style-name="T75">ского актива — </text:span><text:s/>Володя Гуревич, <text:span text:style-name="T60">из-за совпадения в отчестве,</text:span> говорил:</text:p>
      <text:p text:style-name="P100">- Называйте меня просто — Ильич.</text:p>
      <text:p text:style-name="P101">Смеялся он громко и после смеха губы его не сразу стягивались в н<text:span text:style-name="T61">ейтра</text:span>льное положение.</text:p>
      <text:p text:style-name="P102">Однако Володя Шерудило, <text:span text:style-name="T75">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76">— </text:span>одноклассников <text:span text:style-name="T76">— </text:span>называл <text:span text:style-name="T75">Володю Гуревича</text:span>:</text:p>
      <text:p text:style-name="P101">- Ханорик созовский!</text:p>
      <text:p text:style-name="P103">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3">Кто нынче вспоминает про СОЗы? <text:s/>А село бережно хранит в своей памяти и передаёт из поколения в поколение; <text:span text:style-name="T61">хоть смысл забыт, но чувство неизменно</text:span>.</text:p>
      <text:p text:style-name="P103"/>
      <text:p text:style-name="P104">Конотопский горком комсомола располагался на втором этаже правого крыла здания горсовета.</text:p>
      <text:p text:style-name="P104">Само здание, чем-то напоминающее Смольный Институт из кинофильмов про революцию, находится через дорогу от площади Мира.</text:p>
      <text:p text:style-name="P104">К нему подводят три тихие аллеи мощёные брусчаткой, <text:span text:style-name="T61">между рядами</text:span> густых <text:span text:style-name="T61">тёмных </text:span>каштанов.</text:p>
      <text:p text:style-name="P105">Все поступавшие со мною в комсомол успешно прошли экзамен по Уставу ВЛКСМ и были приняты в <text:span text:style-name="T61">ленинский комсомол</text:span>.</text:p>
      <text:p text:style-name="P100"/>
      <text:p text:style-name="P69">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42">где к ним теперь добавились бетонные столбы, которые удерживают толстый трамвайный провод над путями</text:span>. <text:s/></text:p>
      <text:p text:style-name="P71"><text:span text:style-name="T61">К октябрьским праздникам</text:span>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text:soft-page-break/>за три копейки, отрывая их от рулончика на ремне сумки.</text:p>
      <text:p text:style-name="P71">У городских, больших трамваев кабина водителя только одна — впереди, и когда они доезжают до своих конечных, <text:span text:style-name="T42">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71">На конечной остановке водитель переходит из передней <text:span text:style-name="T42">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72">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72">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3">чтобы встречные трамваи могли разминуться.</text:span></text:p>
      <text:p text:style-name="P73">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text:span text:style-name="T62">сплошь стены и несколько</text:span> постоянно заперты<text:span text:style-name="T62">х</text:span> двер<text:span text:style-name="T62">ей</text:span> с табличками «Детский Сектор», «Эстрадный Ансамбль», «Костюмерная», а не доходя до туалета — <text:s/>«Спортзал».</text:p>
      <text:p text:style-name="P73">Все двери были тихими, только за спортзальной иногда поцокивал шарик настольного тенниса или грюкало железо штанги.</text:p>
      <text:p text:style-name="P73">Но однажды, я услышал как за дверью «Детского Сектора» играет пианино и постучал. Мне крикнули заходить, я вошёл и увидел <text:span text:style-name="T44">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73">- <text:span text:style-name="T44">Очень хорошо, тогда давай знакомиться: я — Раиса Григорьевна, а ты кто?</text:span></text:p>
      <text:p text:style-name="P74">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74">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74">Раиса Григорьевна обрадовалась и мы начали готовить кукольный спектакль «<text:span text:style-name="T45">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75">Ракеток у нас не было, их нам заменяли зажатые в руке обложки от учебников. И сетку тоже городили из книг — высоковата малость, но пойдёт.</text:p>
      <text:p text:style-name="P76">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77">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76"><text:soft-page-break/>О тернии, о сладость славы!</text:p>
      <text:p text:style-name="P78">Позднее многие отсеялись, но костяк Детского Сектора — Чепа, Куба и я — остались.</text:p>
      <text:p text:style-name="P78">Раиса Григорьевна делала с нами постановки инсценировок про героических пацанов <text:span text:style-name="T46">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78">Потом мы с этими инсценировками ходили по цехам Завода, <text:span text:style-name="T46">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46">Им особенно нравился момент с самокрутками.</text:span></text:p>
      <text:p text:style-name="P79">Дважды в год в Клубе давали большой концерт самодеятельности. <text:span text:style-name="T47">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80">Рядом с нею стояли и мы в гимнастёрках и гриме, поражаясь как здорова она играет без всяких нот.</text:p>
      <text:p text:style-name="P80">Беспалый красавец Мурашковский пел дуэтом с лысым токарем из токарного цеха «Два кольори мо<text:span text:style-name="T48">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80">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80">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81">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81">Зал бывал полон до краёв, как при сеансе какого-нибудь индийского двухсерийного фильма.</text:p>
      <text:p text:style-name="P81">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51">тёти Тани</text:span>.</text:p>
      <text:p text:style-name="P81">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так, </text:span>в общем, примерно, на пятый-шестой ряд. <text:span text:style-name="T49">Хотя, в тёмном зале под слепящим лучом прожектора дальше пятого ряда уже никого и не различишь, да и передние видятся довольно смутно.</text:span></text:p>
      <text:p text:style-name="P82">Так Клуб стал частью моей жизни и если я долго не приходил домой со школы, <text:s/>там знали — пропадаю в Клубе.</text:p>
      <text:p text:style-name="P83">Зимними вечерами нашим частым развлечением стало катание на «колбасе» трамвая. <text:span text:style-name="T50">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85">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text:soft-page-break/>соскользнули и он спрыгнул на всём ходу, хорошо хоть в ствол тополя не врезался.</text:p>
      <text:p text:style-name="P84">Но он нас догнал из темноты пока трамвай на развилке дожидался встречного, и мы поехали дальше на Посёлок.</text:p>
      <text:p text:style-name="P84">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84"/>
      <text:p text:style-name="P88">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52">рабочие длинными щипцами доставали из печей добела раскалённые болванки и переправляли <text:s/>их на наковальни гидравлических молотов. </text:span></text:p>
      <text:p text:style-name="P91">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91">С болванки отслаивается окалина и цвет её темнеет до красного, а потом и тёмно-вишнёвого.</text:p>
      <text:p text:style-name="P91">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89">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54">К тому же, наверняка ненужные отходы, раз на полу валяются.</text:span></text:p>
      <text:p text:style-name="P89">Я подобрал одну и тут же бросил — так сильно обожгла пальцы.</text:p>
      <text:p text:style-name="P90">Какой-то рабочий, проходя мимо, засмеялся и сказал:</text:p>
      <text:p text:style-name="P90">- Что — тяжёлая?</text:p>
      <text:p text:style-name="P90">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90">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90"/>
      <text:p text:style-name="P90">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90">Я обсудил это предложение с Чепой и он ответил, что давно уже ходит мыться на завод, там есть бани и получше, чем на градирне, <text:span text:style-name="T53">правда заводская только до восьми, но те, которые в цехах работают круглосуточно.</text:span></text:p>
      <text:p text:style-name="P93">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93"/>
      <text:p text:style-name="P94">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95">Тут без словаря Даля невпротык. <text:s/>Но у него глубже «шабаша» ничего нет. <text:s/>Хотя он верно изложил, что <text:s/>с<text:span text:style-name="T54">лово «шабаш» служит сигналом окончания работы.</text:span></text:p>
      <text:p text:style-name="P95">Языку потребовалось ещё сто лет, чтобы дожить до эпохи развитого социализма и произвести слово «шабашка».</text:p>
      <text:p text:style-name="P92"><text:soft-page-break/>Шабашка — это какое-нибудь нужное для дома изделие, изготовленное на работе, или просто вязанка досок наломанных <text:span text:style-name="T55">там же</text:span> по размеру домашней печки<text:span text:style-name="T54">, шабашка — она, как бы, точка завершающая трудовой день.</text:span></text:p>
      <text:p text:style-name="P96">Заценила мои этимологические старания? </text:p>
      <text:p text:style-name="P96">Ну, и раз уж пока я тут, заползу-ка, пожалуй, в эту свою одноместную китайскую пагоду. </text:p>
      <text:p text:style-name="P96">Что мне в ней нравится, так это её складные бамбучинки. <text:s/></text:p>
      <text:p text:style-name="P96">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97">И эта входная сеточка на зиперах отлично работает — ни один комар не влетит, снаружи вон гудят кровососы — а, фига вам! <text:s/></text:p>
      <text:p text:style-name="P97">Сейчас скину портки, влезу в германский спальник, угреюсь и — кум королю!</text:p>
      <text:p text:style-name="P97">Хорошо, когда на тебя работа<text:span text:style-name="T57">ю</text:span>т древнейшая цивилизация <text:span text:style-name="T57">Востока и</text:span> самая технократическая нация <text:span text:style-name="T57">Запада</text:span>.</text:p>
      <text:p text:style-name="P97">Хотя, если вдуматься, они только производители, а идеи — глобальное достояние, накаплива<text:span text:style-name="T56">ются</text:span> сообща.</text:p>
      <text:p text:style-name="P97"><text:span text:style-name="T58">Ну, а т</text:span>от же зипер: кто изобрёл? Не знаю, но вряд ли династия Цинь.</text:p>
      <text:p text:style-name="P90"/>
      <text:p text:style-name="P90"/>
      <text:p text:style-name="P90"/>
      <text:p text:style-name="P90"/>
      <text:p text:style-name="P86"/>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28T16:39:37.193147596</meta:creation-date>
    <dc:date>2016-04-18T14:37:02.015941220</dc:date>
    <dc:creator>sehrguey </dc:creator>
    <meta:editing-duration>PT4H3M34S</meta:editing-duration>
    <meta:editing-cycles>37</meta:editing-cycles>
    <meta:generator>LibreOffice/4.3.3.2$Linux_x86 LibreOffice_project/430m0$Build-2</meta:generator>
    <meta:document-statistic meta:table-count="0" meta:image-count="0" meta:object-count="0" meta:page-count="18" meta:paragraph-count="319" meta:word-count="9475" meta:character-count="60779" meta:non-whitespace-character-count="51256"/>
  </office:meta>
</office:document-meta>
</file>